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badi" svg:font-family="Abadi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size="9pt" style:font-size-asian="9pt" style:font-size-complex="9pt"/>
    </style:style>
    <style:style style:name="TableColumn4" style:family="table-column">
      <style:table-column-properties style:column-width="1.1125in" style:use-optimal-column-width="false"/>
    </style:style>
    <style:style style:name="TableColumn5" style:family="table-column">
      <style:table-column-properties style:column-width="1.075in" style:use-optimal-column-width="false"/>
    </style:style>
    <style:style style:name="TableColumn6" style:family="table-column">
      <style:table-column-properties style:column-width="1.075in" style:use-optimal-column-width="false"/>
    </style:style>
    <style:style style:name="TableColumn7" style:family="table-column">
      <style:table-column-properties style:column-width="1.0715in" style:use-optimal-column-width="false"/>
    </style:style>
    <style:style style:name="TableColumn8" style:family="table-column">
      <style:table-column-properties style:column-width="1.0819in" style:use-optimal-column-width="false"/>
    </style:style>
    <style:style style:name="TableColumn9" style:family="table-column">
      <style:table-column-properties style:column-width="1.077in" style:use-optimal-column-width="false"/>
    </style:style>
    <style:style style:name="Table3" style:family="table">
      <style:table-properties style:width="6.493in" fo:margin-left="0.0034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</style:style>
    <style:style style:name="T26" style:parent-style-name="DefaultParagraphFont" style:family="text">
      <style:text-properties style:font-name="Abadi" fo:font-size="9pt" style:font-size-asian="9pt" style:font-size-complex="9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margin-bottom="0in" fo:line-height="100%"/>
    </style:style>
    <style:style style:name="T29" style:parent-style-name="DefaultParagraphFont" style:family="text">
      <style:text-properties style:font-name="Abadi" fo:font-size="9pt" style:font-size-asian="9pt" style:font-size-complex="9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</style:style>
    <style:style style:name="T32" style:parent-style-name="DefaultParagraphFont" style:family="text">
      <style:text-properties style:font-name="Abadi" fo:font-size="9pt" style:font-size-asian="9pt" style:font-size-complex="9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margin-bottom="0in" fo:line-height="100%"/>
    </style:style>
    <style:style style:name="T35" style:parent-style-name="DefaultParagraphFont" style:family="text">
      <style:text-properties style:font-name="Abadi" fo:font-size="9pt" style:font-size-asian="9pt" style:font-size-complex="9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</style:style>
    <style:style style:name="T38" style:parent-style-name="DefaultParagraphFont" style:family="text">
      <style:text-properties style:font-name="Abadi" fo:font-size="9pt" style:font-size-asian="9pt" style:font-size-complex="9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margin-bottom="0in" fo:line-height="100%"/>
    </style:style>
    <style:style style:name="T41" style:parent-style-name="DefaultParagraphFont" style:family="text">
      <style:text-properties style:font-name="Abadi" fo:font-size="9pt" style:font-size-asian="9pt" style:font-size-complex="9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</style:style>
    <style:style style:name="T45" style:parent-style-name="DefaultParagraphFont" style:family="text">
      <style:text-properties style:font-name="Abadi" fo:font-size="9pt" style:font-size-asian="9pt" style:font-size-complex="9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margin-bottom="0in" fo:line-height="100%"/>
    </style:style>
    <style:style style:name="T48" style:parent-style-name="DefaultParagraphFont" style:family="text">
      <style:text-properties style:font-name="Abadi" fo:font-size="9pt" style:font-size-asian="9pt" style:font-size-complex="9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</style:style>
    <style:style style:name="T51" style:parent-style-name="DefaultParagraphFont" style:family="text">
      <style:text-properties style:font-name="Abadi" fo:font-size="9pt" style:font-size-asian="9pt" style:font-size-complex="9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</style:style>
    <style:style style:name="T54" style:parent-style-name="DefaultParagraphFont" style:family="text">
      <style:text-properties style:font-name="Abadi" fo:font-size="9pt" style:font-size-asian="9pt" style:font-size-complex="9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margin-bottom="0in" fo:line-height="100%"/>
    </style:style>
    <style:style style:name="T57" style:parent-style-name="DefaultParagraphFont" style:family="text">
      <style:text-properties style:font-name="Abadi" fo:font-size="9pt" style:font-size-asian="9pt" style:font-size-complex="9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margin-bottom="0in" fo:line-height="100%"/>
    </style:style>
    <style:style style:name="T60" style:parent-style-name="DefaultParagraphFont" style:family="text">
      <style:text-properties style:font-name="Abadi" fo:font-size="9pt" style:font-size-asian="9pt" style:font-size-complex="9pt"/>
    </style:style>
    <style:style style:name="P61" style:parent-style-name="Standard" style:family="paragraph">
      <style:text-properties fo:font-size="9pt" style:font-size-asian="9pt" style:font-size-complex="9pt"/>
    </style:style>
    <style:style style:name="P62" style:parent-style-name="ListParagraph" style:list-style-name="LFO8" style:family="paragraph">
      <style:paragraph-properties style:vertical-align="auto"/>
      <style:text-properties fo:hyphenate="true"/>
    </style:style>
    <style:style style:name="T63" style:parent-style-name="DefaultParagraphFont" style:family="text">
      <style:text-properties style:font-name="Abadi" fo:font-size="9pt" style:font-size-asian="9pt" style:font-size-complex="9pt" style:text-underline-type="single" style:text-underline-style="solid" style:text-underline-width="auto" style:text-underline-mode="continuous"/>
    </style:style>
    <style:style style:name="T64" style:parent-style-name="DefaultParagraphFont" style:family="text">
      <style:text-properties style:font-name="Abadi" fo:font-size="9pt" style:font-size-asian="9pt" style:font-size-complex="9pt"/>
    </style:style>
    <style:style style:name="T65" style:parent-style-name="DefaultParagraphFont" style:family="text">
      <style:text-properties style:font-name="Abadi" fo:font-size="9pt" style:font-size-asian="9pt" style:font-size-complex="9pt"/>
    </style:style>
    <style:style style:name="T66" style:parent-style-name="DefaultParagraphFont" style:family="text">
      <style:text-properties style:font-name="Abadi" fo:font-weight="bold" style:font-weight-asian="bold" style:font-weight-complex="bold" fo:font-style="italic" style:font-style-asian="italic" style:font-style-complex="italic" fo:font-size="9pt" style:font-size-asian="9pt" style:font-size-complex="9pt"/>
    </style:style>
    <style:style style:name="T67" style:parent-style-name="DefaultParagraphFont" style:family="text">
      <style:text-properties style:font-name="Abadi" fo:font-size="9pt" style:font-size-asian="9pt" style:font-size-complex="9pt"/>
    </style:style>
    <style:style style:name="T68" style:parent-style-name="DefaultParagraphFont" style:family="text">
      <style:text-properties style:font-name="Abadi" fo:font-size="9pt" style:font-size-asian="9pt" style:font-size-complex="9pt"/>
    </style:style>
    <style:style style:name="P69" style:parent-style-name="ListParagraph" style:list-style-name="LFO8" style:family="paragraph">
      <style:paragraph-properties style:vertical-align="auto"/>
      <style:text-properties fo:hyphenate="true"/>
    </style:style>
    <style:style style:name="T70" style:parent-style-name="DefaultParagraphFont" style:family="text">
      <style:text-properties style:font-name="Abadi" fo:font-size="9pt" style:font-size-asian="9pt" style:font-size-complex="9pt" style:text-underline-type="single" style:text-underline-style="solid" style:text-underline-width="auto" style:text-underline-mode="continuous"/>
    </style:style>
    <style:style style:name="T71" style:parent-style-name="DefaultParagraphFont" style:family="text">
      <style:text-properties style:font-name="Abadi" fo:font-size="9pt" style:font-size-asian="9pt" style:font-size-complex="9pt"/>
    </style:style>
    <style:style style:name="P72" style:parent-style-name="Standard" style:family="paragraph">
      <style:text-properties fo:font-size="9pt" style:font-size-asian="9pt" style:font-size-complex="9pt"/>
    </style:style>
    <style:style style:name="P73" style:parent-style-name="Standard" style:family="paragraph">
      <style:text-properties fo:font-size="9pt" style:font-size-asian="9pt" style:font-size-complex="9pt"/>
    </style:style>
    <style:style style:name="TableColumn75" style:family="table-column">
      <style:table-column-properties style:column-width="0.7881in" style:use-optimal-column-width="false"/>
    </style:style>
    <style:style style:name="TableColumn76" style:family="table-column">
      <style:table-column-properties style:column-width="0.6625in" style:use-optimal-column-width="false"/>
    </style:style>
    <style:style style:name="TableColumn77" style:family="table-column">
      <style:table-column-properties style:column-width="0.3722in" style:use-optimal-column-width="false"/>
    </style:style>
    <style:style style:name="TableColumn78" style:family="table-column">
      <style:table-column-properties style:column-width="0.3791in" style:use-optimal-column-width="false"/>
    </style:style>
    <style:style style:name="TableColumn79" style:family="table-column">
      <style:table-column-properties style:column-width="2.3069in" style:use-optimal-column-width="false"/>
    </style:style>
    <style:style style:name="TableColumn80" style:family="table-column">
      <style:table-column-properties style:column-width="1.9875in" style:use-optimal-column-width="false"/>
    </style:style>
    <style:style style:name="Table74" style:family="table">
      <style:table-properties style:width="6.4965in" fo:margin-left="0.0034in" table:align="lef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widows="0" fo:orphans="0" fo:text-align="justify" fo:line-height="115%"/>
      <style:text-properties fo:font-weight="bold" style:font-weight-asian="bold" fo:font-size="7pt" style:font-size-asian="7pt" style:font-size-complex="7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list-style-name="LFO7" style:family="paragraph">
      <style:paragraph-properties fo:widows="2" fo:orphans="2" style:vertical-align="auto" fo:line-height="115%"/>
      <style:text-properties style:font-name="Abadi" fo:font-size="7pt" style:font-size-asian="7pt" style:font-size-complex="7pt" fo:hyphenate="true"/>
    </style:style>
    <style:style style:name="P105" style:parent-style-name="Normal" style:list-style-name="LFO7" style:family="paragraph">
      <style:paragraph-properties fo:widows="2" fo:orphans="2" style:vertical-align="auto" fo:line-height="115%"/>
      <style:text-properties style:font-name="Abadi" fo:font-size="7pt" style:font-size-asian="7pt" style:font-size-complex="7pt" fo:hyphenate="true"/>
    </style:style>
    <style:style style:name="P106" style:parent-style-name="Normal" style:list-style-name="LFO7" style:family="paragraph">
      <style:paragraph-properties fo:widows="2" fo:orphans="2" style:vertical-align="auto" fo:line-height="115%"/>
      <style:text-properties style:font-name="Abadi" fo:font-size="7pt" style:font-size-asian="7pt" style:font-size-complex="7pt" fo:hyphenate="true"/>
    </style:style>
    <style:style style:name="P107" style:parent-style-name="Normal" style:list-style-name="LFO7" style:family="paragraph">
      <style:paragraph-properties fo:widows="2" fo:orphans="2" style:vertical-align="auto" fo:line-height="115%"/>
      <style:text-properties style:font-name="Abadi" fo:font-size="7pt" style:font-size-asian="7pt" style:font-size-complex="7pt" fo:hyphenate="true"/>
    </style:style>
    <style:style style:name="P108" style:parent-style-name="Standard" style:list-style-name="WWNum2" style:family="paragraph">
      <style:paragraph-properties fo:widows="0" fo:orphans="0" fo:margin-bottom="0in" fo:line-height="115%"/>
    </style:style>
    <style:style style:name="T109" style:parent-style-name="DefaultParagraphFont" style:family="text">
      <style:text-properties style:font-name="Abadi" fo:font-size="7pt" style:font-size-asian="7pt" style:font-size-complex="7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ListParagraph" style:list-style-name="LFO7" style:family="paragraph">
      <style:paragraph-properties style:vertical-align="auto" fo:line-height="115%"/>
      <style:text-properties style:font-name="Abadi" fo:font-size="7pt" style:font-size-asian="7pt" style:font-size-complex="7pt" fo:hyphenate="true"/>
    </style:style>
    <style:style style:name="P112" style:parent-style-name="ListParagraph" style:list-style-name="LFO7" style:family="paragraph">
      <style:paragraph-properties style:vertical-align="auto" fo:line-height="115%"/>
      <style:text-properties style:font-name="Abadi" fo:font-size="7pt" style:font-size-asian="7pt" style:font-size-complex="7pt" fo:hyphenate="true"/>
    </style:style>
    <style:style style:name="P113" style:parent-style-name="ListParagraph" style:list-style-name="LFO7" style:family="paragraph">
      <style:paragraph-properties style:vertical-align="auto" fo:line-height="115%"/>
      <style:text-properties style:font-name="Abadi" fo:font-size="7pt" style:font-size-asian="7pt" style:font-size-complex="7pt" fo:hyphenate="true"/>
    </style:style>
    <style:style style:name="P114" style:parent-style-name="ListParagraph" style:list-style-name="LFO7" style:family="paragraph">
      <style:paragraph-properties style:vertical-align="auto" fo:line-height="115%"/>
      <style:text-properties style:font-name="Abadi" fo:font-size="7pt" style:font-size-asian="7pt" style:font-size-complex="7pt" fo:hyphenate="true"/>
    </style:style>
    <style:style style:name="P115" style:parent-style-name="ListParagraph" style:list-style-name="WWNum1" style:family="paragraph">
      <style:paragraph-properties fo:widows="0" fo:orphans="0" fo:line-height="115%"/>
    </style:style>
    <style:style style:name="T116" style:parent-style-name="DefaultParagraphFont" style:family="text">
      <style:text-properties style:font-name="Abadi" fo:font-size="7pt" style:font-size-asian="7pt" style:font-size-complex="7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ListParagraph" style:list-style-name="WWNum2" style:family="paragraph">
      <style:paragraph-properties fo:widows="0" fo:orphans="0" fo:line-height="115%"/>
    </style:style>
    <style:style style:name="T130" style:parent-style-name="DefaultParagraphFont" style:family="text">
      <style:text-properties style:font-name="Abadi" fo:font-size="7pt" style:font-size-asian="7pt" style:font-size-complex="7pt"/>
    </style:style>
    <style:style style:name="T131" style:parent-style-name="DefaultParagraphFont" style:family="text">
      <style:text-properties style:font-name="Abadi" fo:font-size="7pt" style:font-size-asian="7pt" style:font-size-complex="7pt"/>
    </style:style>
    <style:style style:name="T132" style:parent-style-name="DefaultParagraphFont" style:family="text">
      <style:text-properties style:font-name="Abadi" fo:font-size="7pt" style:font-size-asian="7pt" style:font-size-complex="7pt"/>
    </style:style>
    <style:style style:name="T133" style:parent-style-name="DefaultParagraphFont" style:family="text">
      <style:text-properties style:font-name="Abadi" fo:font-size="7pt" style:font-size-asian="7pt" style:font-size-complex="7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45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46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ListParagraph" style:list-style-name="LFO7" style:family="paragraph">
      <style:paragraph-properties style:vertical-align="auto" fo:line-height="115%"/>
      <style:text-properties style:font-name="Abadi" fo:font-size="7pt" style:font-size-asian="7pt" style:font-size-complex="7pt" fo:hyphenate="true"/>
    </style:style>
    <style:style style:name="P149" style:parent-style-name="ListParagraph" style:list-style-name="LFO7" style:family="paragraph">
      <style:paragraph-properties style:vertical-align="auto" fo:line-height="115%"/>
      <style:text-properties style:font-name="Abadi" fo:font-size="7pt" style:font-size-asian="7pt" style:font-size-complex="7pt" fo:hyphenate="true"/>
    </style:style>
    <style:style style:name="P150" style:parent-style-name="ListParagraph" style:list-style-name="LFO7" style:family="paragraph">
      <style:paragraph-properties style:vertical-align="auto" fo:line-height="115%"/>
      <style:text-properties style:font-name="Abadi" fo:font-size="7pt" style:font-size-asian="7pt" style:font-size-complex="7pt" fo:hyphenate="true"/>
    </style:style>
    <style:style style:name="P151" style:parent-style-name="ListParagraph" style:list-style-name="WWNum1" style:family="paragraph">
      <style:paragraph-properties fo:widows="0" fo:orphans="0" fo:line-height="115%"/>
    </style:style>
    <style:style style:name="T152" style:parent-style-name="DefaultParagraphFont" style:family="text">
      <style:text-properties style:font-name="Abadi" fo:font-size="7pt" style:font-size-asian="7pt" style:font-size-complex="7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list-style-name="LFO7" style:family="paragraph">
      <style:paragraph-properties fo:widows="2" fo:orphans="2" style:vertical-align="auto" fo:line-height="115%"/>
      <style:text-properties style:font-name="Abadi" fo:font-size="7pt" style:font-size-asian="7pt" style:font-size-complex="7pt" fo:hyphenate="true"/>
    </style:style>
    <style:style style:name="P177" style:parent-style-name="Normal" style:list-style-name="LFO7" style:family="paragraph">
      <style:paragraph-properties fo:widows="2" fo:orphans="2" style:vertical-align="auto" fo:line-height="115%"/>
      <style:text-properties style:font-name="Abadi" fo:font-size="7pt" style:font-size-asian="7pt" style:font-size-complex="7pt" fo:hyphenate="true"/>
    </style:style>
    <style:style style:name="P178" style:parent-style-name="Normal" style:list-style-name="LFO7" style:family="paragraph">
      <style:paragraph-properties fo:widows="2" fo:orphans="2" style:vertical-align="auto" fo:line-height="115%"/>
      <style:text-properties style:font-name="Abadi" fo:font-size="7pt" style:font-size-asian="7pt" style:font-size-complex="7pt" fo:hyphenate="true"/>
    </style:style>
    <style:style style:name="P179" style:parent-style-name="Normal" style:list-style-name="LFO7" style:family="paragraph">
      <style:paragraph-properties fo:widows="2" fo:orphans="2" style:vertical-align="auto" fo:line-height="115%"/>
      <style:text-properties style:font-name="Abadi" fo:font-size="7pt" style:font-size-asian="7pt" style:font-size-complex="7pt" fo:hyphenate="true"/>
    </style:style>
    <style:style style:name="P180" style:parent-style-name="Normal" style:list-style-name="LFO7" style:family="paragraph">
      <style:paragraph-properties fo:widows="2" fo:orphans="2" style:vertical-align="auto" fo:line-height="115%"/>
      <style:text-properties style:font-name="Abadi" fo:font-size="7pt" style:font-size-asian="7pt" style:font-size-complex="7pt" fo:hyphenate="true"/>
    </style:style>
    <style:style style:name="P181" style:parent-style-name="Standard" style:list-style-name="WWNum2" style:family="paragraph">
      <style:paragraph-properties fo:widows="0" fo:orphans="0" fo:margin-bottom="0in" fo:line-height="115%"/>
    </style:style>
    <style:style style:name="T182" style:parent-style-name="DefaultParagraphFont" style:family="text">
      <style:text-properties style:font-name="Abadi" fo:font-size="7pt" style:font-size-asian="7pt" style:font-size-complex="7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ListParagraph" style:list-style-name="WWNum1" style:family="paragraph">
      <style:paragraph-properties fo:widows="0" fo:orphans="0" fo:line-height="115%"/>
    </style:style>
    <style:style style:name="T185" style:parent-style-name="DefaultParagraphFont" style:family="text">
      <style:text-properties style:font-name="Abadi" fo:font-size="7pt" style:font-size-asian="7pt" style:font-size-complex="7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8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9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9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9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96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97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9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99" style:parent-style-name="ListParagraph" style:list-style-name="LFO7" style:family="paragraph">
      <style:paragraph-properties style:vertical-align="auto" fo:line-height="115%"/>
      <style:text-properties style:font-name="Abadi" fo:font-size="7pt" style:font-size-asian="7pt" style:font-size-complex="7pt" fo:hyphenate="true"/>
    </style:style>
    <style:style style:name="P200" style:parent-style-name="ListParagraph" style:list-style-name="LFO7" style:family="paragraph">
      <style:paragraph-properties style:vertical-align="auto" fo:line-height="115%"/>
      <style:text-properties style:font-name="Abadi" fo:font-size="7pt" style:font-size-asian="7pt" style:font-size-complex="7pt" fo:hyphenate="true"/>
    </style:style>
    <style:style style:name="P201" style:parent-style-name="ListParagraph" style:list-style-name="LFO7" style:family="paragraph">
      <style:paragraph-properties style:vertical-align="auto" fo:line-height="115%"/>
      <style:text-properties style:font-name="Abadi" fo:font-size="7pt" style:font-size-asian="7pt" style:font-size-complex="7pt" fo:hyphenate="true"/>
    </style:style>
    <style:style style:name="P202" style:parent-style-name="ListParagraph" style:list-style-name="LFO7" style:family="paragraph">
      <style:paragraph-properties style:vertical-align="auto" fo:line-height="115%"/>
      <style:text-properties style:font-name="Abadi" fo:font-size="7pt" style:font-size-asian="7pt" style:font-size-complex="7pt" fo:hyphenate="true"/>
    </style:style>
    <style:style style:name="P203" style:parent-style-name="ListParagraph" style:list-style-name="LFO7" style:family="paragraph">
      <style:paragraph-properties style:vertical-align="auto" fo:line-height="115%"/>
      <style:text-properties style:font-name="Abadi" fo:font-size="7pt" style:font-size-asian="7pt" style:font-size-complex="7pt" fo:hyphenate="true"/>
    </style:style>
    <style:style style:name="P204" style:parent-style-name="ListParagraph" style:list-style-name="WWNum1" style:family="paragraph">
      <style:paragraph-properties fo:widows="0" fo:orphans="0" fo:line-height="115%"/>
    </style:style>
    <style:style style:name="T205" style:parent-style-name="DefaultParagraphFont" style:family="text">
      <style:text-properties style:font-name="Abadi" fo:font-size="7pt" style:font-size-asian="7pt" style:font-size-complex="7pt"/>
    </style:style>
    <style:style style:name="T206" style:parent-style-name="DefaultParagraphFont" style:family="text">
      <style:text-properties style:font-name="Abadi" fo:font-size="7pt" style:font-size-asian="7pt" style:font-size-complex="7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31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32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33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34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ListParagraph" style:list-style-name="LFO7" style:family="paragraph">
      <style:paragraph-properties style:vertical-align="auto" fo:line-height="115%"/>
      <style:text-properties style:font-name="Abadi" fo:font-size="7pt" style:font-size-asian="7pt" style:font-size-complex="7pt" fo:hyphenate="true"/>
    </style:style>
    <style:style style:name="P237" style:parent-style-name="ListParagraph" style:list-style-name="LFO7" style:family="paragraph">
      <style:paragraph-properties style:vertical-align="auto" fo:line-height="115%"/>
      <style:text-properties style:font-name="Abadi" fo:font-size="7pt" style:font-size-asian="7pt" style:font-size-complex="7pt" fo:hyphenate="true"/>
    </style:style>
    <style:style style:name="P238" style:parent-style-name="ListParagraph" style:list-style-name="WWNum1" style:family="paragraph">
      <style:paragraph-properties fo:widows="0" fo:orphans="0" fo:line-height="115%"/>
    </style:style>
    <style:style style:name="T239" style:parent-style-name="DefaultParagraphFont" style:family="text">
      <style:text-properties style:font-name="Abadi" fo:font-size="7pt" style:font-size-asian="7pt" style:font-size-complex="7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4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44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4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4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4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50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51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52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53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5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55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67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68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69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70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ListParagraph" style:list-style-name="LFO7" style:family="paragraph">
      <style:paragraph-properties style:vertical-align="auto" fo:line-height="115%"/>
      <style:text-properties style:font-name="Abadi" fo:font-size="7pt" style:font-size-asian="7pt" style:font-size-complex="7pt" fo:hyphenate="true"/>
    </style:style>
    <style:style style:name="P273" style:parent-style-name="ListParagraph" style:list-style-name="WWNum1" style:family="paragraph">
      <style:paragraph-properties fo:widows="0" fo:orphans="0" fo:line-height="115%"/>
    </style:style>
    <style:style style:name="T274" style:parent-style-name="DefaultParagraphFont" style:family="text">
      <style:text-properties style:font-name="Abadi" fo:font-size="7pt" style:font-size-asian="7pt" style:font-size-complex="7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list-style-name="LFO7" style:family="paragraph">
      <style:paragraph-properties fo:widows="2" fo:orphans="2" style:vertical-align="auto" fo:line-height="115%"/>
      <style:text-properties style:font-name="Abadi" fo:font-size="7pt" style:font-size-asian="7pt" style:font-size-complex="7pt" fo:hyphenate="true"/>
    </style:style>
    <style:style style:name="P286" style:parent-style-name="Normal" style:list-style-name="LFO7" style:family="paragraph">
      <style:paragraph-properties fo:widows="2" fo:orphans="2" style:vertical-align="auto" fo:line-height="115%"/>
      <style:text-properties style:font-name="Abadi" fo:font-size="7pt" style:font-size-asian="7pt" style:font-size-complex="7pt" fo:hyphenate="true"/>
    </style:style>
    <style:style style:name="P287" style:parent-style-name="Normal" style:list-style-name="LFO7" style:family="paragraph">
      <style:paragraph-properties fo:widows="2" fo:orphans="2" style:vertical-align="auto" fo:line-height="115%"/>
      <style:text-properties style:font-name="Abadi" fo:font-size="7pt" style:font-size-asian="7pt" style:font-size-complex="7pt" fo:hyphenate="true"/>
    </style:style>
    <style:style style:name="P288" style:parent-style-name="Normal" style:list-style-name="LFO7" style:family="paragraph">
      <style:paragraph-properties fo:widows="2" fo:orphans="2" style:vertical-align="auto" fo:line-height="115%"/>
      <style:text-properties style:font-name="Abadi" fo:font-size="7pt" style:font-size-asian="7pt" style:font-size-complex="7pt" fo:hyphenate="true"/>
    </style:style>
    <style:style style:name="P289" style:parent-style-name="Normal" style:list-style-name="LFO7" style:family="paragraph">
      <style:paragraph-properties fo:widows="2" fo:orphans="2" style:vertical-align="auto" fo:line-height="115%"/>
      <style:text-properties style:font-name="Abadi" fo:font-size="7pt" style:font-size-asian="7pt" style:font-size-complex="7pt" fo:hyphenate="true"/>
    </style:style>
    <style:style style:name="P290" style:parent-style-name="Normal" style:list-style-name="LFO7" style:family="paragraph">
      <style:paragraph-properties fo:widows="2" fo:orphans="2" style:vertical-align="auto" fo:line-height="115%"/>
      <style:text-properties style:font-name="Abadi" fo:font-size="7pt" style:font-size-asian="7pt" style:font-size-complex="7pt" fo:hyphenate="true"/>
    </style:style>
    <style:style style:name="P291" style:parent-style-name="Normal" style:list-style-name="LFO7" style:family="paragraph">
      <style:paragraph-properties fo:widows="2" fo:orphans="2" style:vertical-align="auto" fo:line-height="115%"/>
      <style:text-properties style:font-name="Abadi" fo:font-size="7pt" style:font-size-asian="7pt" style:font-size-complex="7pt" fo:hyphenate="true"/>
    </style:style>
    <style:style style:name="P292" style:parent-style-name="Normal" style:list-style-name="LFO7" style:family="paragraph">
      <style:paragraph-properties fo:widows="2" fo:orphans="2" style:vertical-align="auto" fo:line-height="115%"/>
      <style:text-properties style:font-name="Abadi" fo:font-size="7pt" style:font-size-asian="7pt" style:font-size-complex="7pt" fo:hyphenate="true"/>
    </style:style>
    <style:style style:name="P293" style:parent-style-name="Normal" style:list-style-name="LFO7" style:family="paragraph">
      <style:paragraph-properties fo:widows="2" fo:orphans="2" style:vertical-align="auto" fo:line-height="115%"/>
      <style:text-properties style:font-name="Abadi" fo:font-size="7pt" style:font-size-asian="7pt" style:font-size-complex="7pt" fo:hyphenate="true"/>
    </style:style>
    <style:style style:name="P294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ListParagraph" style:list-style-name="LFO7" style:family="paragraph">
      <style:paragraph-properties style:vertical-align="auto" fo:line-height="115%"/>
      <style:text-properties style:font-name="Abadi" fo:font-size="7pt" style:font-size-asian="7pt" style:font-size-complex="7pt" fo:hyphenate="true"/>
    </style:style>
    <style:style style:name="P297" style:parent-style-name="ListParagraph" style:list-style-name="WWNum1" style:family="paragraph">
      <style:paragraph-properties fo:widows="0" fo:orphans="0" fo:line-height="115%"/>
    </style:style>
    <style:style style:name="T298" style:parent-style-name="DefaultParagraphFont" style:family="text">
      <style:text-properties style:font-name="Abadi" fo:font-size="7pt" style:font-size-asian="7pt" style:font-size-complex="7pt"/>
    </style:style>
    <style:style style:name="T299" style:parent-style-name="DefaultParagraphFont" style:family="text">
      <style:text-properties style:font-name="Abadi" fo:font-size="7pt" style:font-size-asian="7pt" style:font-size-complex="7pt"/>
    </style:style>
    <style:style style:name="T300" style:parent-style-name="DefaultParagraphFont" style:family="text">
      <style:text-properties style:font-name="Abadi" fo:font-size="7pt" style:font-size-asian="7pt" style:font-size-complex="7p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ListParagraph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312" style:parent-style-name="ListParagraph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313" style:parent-style-name="ListParagraph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314" style:parent-style-name="ListParagraph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315" style:parent-style-name="ListParagraph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ListParagraph" style:list-style-name="LFO7" style:family="paragraph">
      <style:paragraph-properties style:vertical-align="auto" fo:line-height="115%"/>
      <style:text-properties style:font-name="Abadi" fo:font-size="7pt" style:font-size-asian="7pt" style:font-size-complex="7pt" fo:hyphenate="true"/>
    </style:style>
    <style:style style:name="P318" style:parent-style-name="ListParagraph" style:list-style-name="LFO7" style:family="paragraph">
      <style:paragraph-properties style:vertical-align="auto" fo:line-height="115%"/>
      <style:text-properties style:font-name="Abadi" fo:font-size="7pt" style:font-size-asian="7pt" style:font-size-complex="7pt" fo:hyphenate="true"/>
    </style:style>
    <style:style style:name="P319" style:parent-style-name="ListParagraph" style:list-style-name="LFO7" style:family="paragraph">
      <style:paragraph-properties style:vertical-align="auto" fo:line-height="115%"/>
      <style:text-properties style:font-name="Abadi" fo:font-size="7pt" style:font-size-asian="7pt" style:font-size-complex="7pt" fo:hyphenate="true"/>
    </style:style>
    <style:style style:name="P320" style:parent-style-name="ListParagraph" style:list-style-name="LFO7" style:family="paragraph">
      <style:paragraph-properties style:vertical-align="auto" fo:line-height="115%"/>
      <style:text-properties style:font-name="Abadi" fo:font-size="7pt" style:font-size-asian="7pt" style:font-size-complex="7pt" fo:hyphenate="true"/>
    </style:style>
    <style:style style:name="P321" style:parent-style-name="ListParagraph" style:list-style-name="LFO7" style:family="paragraph">
      <style:paragraph-properties style:vertical-align="auto" fo:line-height="115%"/>
      <style:text-properties style:font-name="Abadi" fo:font-size="7pt" style:font-size-asian="7pt" style:font-size-complex="7pt" fo:hyphenate="true"/>
    </style:style>
    <style:style style:name="P322" style:parent-style-name="ListParagraph" style:list-style-name="WWNum1" style:family="paragraph">
      <style:paragraph-properties fo:widows="0" fo:orphans="0" fo:line-height="115%"/>
    </style:style>
    <style:style style:name="T323" style:parent-style-name="DefaultParagraphFont" style:family="text">
      <style:text-properties style:font-name="Abadi" fo:font-size="7pt" style:font-size-asian="7pt" style:font-size-complex="7pt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335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336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337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ListParagraph" style:list-style-name="LFO7" style:family="paragraph">
      <style:paragraph-properties style:vertical-align="auto" fo:line-height="115%"/>
      <style:text-properties style:font-name="Abadi" fo:font-size="7pt" style:font-size-asian="7pt" style:font-size-complex="7pt" fo:hyphenate="true"/>
    </style:style>
    <style:style style:name="P340" style:parent-style-name="ListParagraph" style:list-style-name="WWNum1" style:family="paragraph">
      <style:paragraph-properties fo:widows="0" fo:orphans="0" fo:line-height="115%"/>
    </style:style>
    <style:style style:name="T341" style:parent-style-name="DefaultParagraphFont" style:family="text">
      <style:text-properties style:font-name="Abadi" fo:font-size="7pt" style:font-size-asian="7pt" style:font-size-complex="7pt"/>
    </style:style>
    <style:style style:name="TableColumn343" style:family="table-column">
      <style:table-column-properties style:column-width="0.3506in"/>
    </style:style>
    <style:style style:name="TableColumn344" style:family="table-column">
      <style:table-column-properties style:column-width="6.1423in"/>
    </style:style>
    <style:style style:name="Table342" style:family="table">
      <style:table-properties style:width="6.493in" fo:margin-left="0in" table:align="left"/>
    </style:style>
    <style:style style:name="TableRow345" style:family="table-row">
      <style:table-row-properties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widows="2" fo:orphans="2" style:vertical-align="auto"/>
      <style:text-properties style:font-name="Abadi" style:font-name-asian="Calibri" style:font-name-complex="Times New Roman" fo:font-size="9pt" style:font-size-asian="9pt" fo:hyphenate="true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widows="2" fo:orphans="2" style:vertical-align="auto"/>
      <style:text-properties style:font-name="Abadi" style:font-name-asian="Calibri" style:font-name-complex="Times New Roman" fo:font-size="9pt" style:font-size-asian="9pt" fo:hyphenate="true"/>
    </style:style>
    <style:style style:name="TableRow350" style:family="table-row">
      <style:table-row-properties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widows="2" fo:orphans="2" fo:text-align="center" style:vertical-align="auto"/>
      <style:text-properties style:font-name="Abadi" style:font-name-asian="Calibri" style:font-name-complex="Times New Roman" fo:font-size="9pt" style:font-size-asian="9pt" fo:hyphenate="true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widows="2" fo:orphans="2" style:vertical-align="auto"/>
      <style:text-properties style:font-name="Abadi" style:font-name-asian="Calibri" style:font-name-complex="Times New Roman" fo:font-size="9pt" style:font-size-asian="9pt" fo:hyphenate="true"/>
    </style:style>
    <style:style style:name="TableRow355" style:family="table-row">
      <style:table-row-properties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widows="2" fo:orphans="2" fo:text-align="center" style:vertical-align="auto"/>
      <style:text-properties style:font-name="Abadi" style:font-name-asian="Calibri" style:font-name-complex="Times New Roman" fo:font-size="9pt" style:font-size-asian="9pt" fo:hyphenate="true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widows="2" fo:orphans="2" style:vertical-align="auto"/>
      <style:text-properties style:font-name="Abadi" style:font-name-asian="Calibri" style:font-name-complex="Times New Roman" fo:font-size="9pt" style:font-size-asian="9pt" fo:hyphenate="true"/>
    </style:style>
    <style:style style:name="TableRow360" style:family="table-row">
      <style:table-row-properties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widows="2" fo:orphans="2" fo:text-align="center" style:vertical-align="auto"/>
      <style:text-properties style:font-name="Abadi" style:font-name-asian="Calibri" style:font-name-complex="Times New Roman" fo:font-size="9pt" style:font-size-asian="9pt" fo:hyphenate="true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widows="2" fo:orphans="2" style:vertical-align="auto"/>
      <style:text-properties style:font-name="Abadi" style:font-name-asian="Calibri" style:font-name-complex="Times New Roman" fo:font-size="9pt" style:font-size-asian="9pt" fo:hyphenate="true"/>
    </style:style>
    <style:style style:name="TableRow365" style:family="table-row">
      <style:table-row-properties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widows="2" fo:orphans="2" fo:text-align="center" style:vertical-align="auto"/>
      <style:text-properties style:font-name="Abadi" style:font-name-asian="Calibri" style:font-name-complex="Times New Roman" fo:font-size="9pt" style:font-size-asian="9pt" fo:hyphenate="true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widows="2" fo:orphans="2" style:vertical-align="auto"/>
      <style:text-properties style:font-name="Abadi" style:font-name-asian="Calibri" style:font-name-complex="Times New Roman" fo:font-size="9pt" style:font-size-asian="9pt" fo:hyphenate="true"/>
    </style:style>
    <style:style style:name="TableRow370" style:family="table-row">
      <style:table-row-properties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widows="2" fo:orphans="2" fo:text-align="center" style:vertical-align="auto"/>
      <style:text-properties style:font-name="Abadi" style:font-name-asian="Calibri" style:font-name-complex="Times New Roman" fo:font-size="9pt" style:font-size-asian="9pt" fo:hyphenate="true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widows="2" fo:orphans="2" style:vertical-align="auto"/>
      <style:text-properties style:font-name="Abadi" style:font-name-asian="Calibri" style:font-name-complex="Times New Roman" fo:font-size="9pt" style:font-size-asian="9pt" fo:hyphenate="true"/>
    </style:style>
    <style:style style:name="TableRow375" style:family="table-row">
      <style:table-row-properties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widows="2" fo:orphans="2" fo:text-align="center" style:vertical-align="auto"/>
      <style:text-properties style:font-name="Abadi" style:font-name-asian="Calibri" style:font-name-complex="Times New Roman" fo:font-size="9pt" style:font-size-asian="9pt" fo:hyphenate="true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widows="2" fo:orphans="2" style:vertical-align="auto"/>
      <style:text-properties style:font-name="Abadi" style:font-name-asian="Calibri" style:font-name-complex="Times New Roman" fo:font-size="9pt" style:font-size-asian="9pt" fo:hyphenate="true"/>
    </style:style>
    <style:style style:name="TableRow380" style:family="table-row">
      <style:table-row-properties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" style:family="paragraph">
      <style:paragraph-properties fo:widows="2" fo:orphans="2" fo:text-align="center" style:vertical-align="auto"/>
      <style:text-properties style:font-name="Abadi" style:font-name-asian="Calibri" style:font-name-complex="Times New Roman" fo:font-size="9pt" style:font-size-asian="9pt" fo:hyphenate="true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widows="2" fo:orphans="2" style:vertical-align="auto"/>
      <style:text-properties style:font-name="Abadi" style:font-name-asian="Calibri" style:font-name-complex="Times New Roman" fo:font-size="9pt" style:font-size-asian="9pt" fo:hyphenate="true"/>
    </style:style>
    <style:style style:name="TableRow385" style:family="table-row">
      <style:table-row-properties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widows="2" fo:orphans="2" fo:text-align="center" style:vertical-align="auto"/>
      <style:text-properties style:font-name="Abadi" style:font-name-asian="Calibri" style:font-name-complex="Times New Roman" fo:font-size="9pt" style:font-size-asian="9pt" fo:hyphenate="true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widows="2" fo:orphans="2" style:vertical-align="auto"/>
      <style:text-properties style:font-name="Abadi" style:font-name-asian="Calibri" style:font-name-complex="Times New Roman" fo:font-size="9pt" style:font-size-asian="9pt" fo:hyphenate="true"/>
    </style:style>
    <style:style style:name="TableRow390" style:family="table-row">
      <style:table-row-properties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widows="2" fo:orphans="2" fo:text-align="center" style:vertical-align="auto"/>
      <style:text-properties style:font-name="Abadi" style:font-name-asian="Calibri" style:font-name-complex="Times New Roman" fo:font-size="9pt" style:font-size-asian="9pt" fo:hyphenate="true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widows="2" fo:orphans="2" style:vertical-align="auto"/>
      <style:text-properties style:font-name="Abadi" style:font-name-asian="Calibri" style:font-name-complex="Times New Roman" fo:font-size="9pt" style:font-size-asian="9pt" fo:hyphenate="true"/>
    </style:style>
    <style:style style:name="TableRow395" style:family="table-row">
      <style:table-row-properties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widows="2" fo:orphans="2" fo:text-align="center" style:vertical-align="auto"/>
      <style:text-properties style:font-name="Abadi" style:font-name-asian="Calibri" style:font-name-complex="Times New Roman" fo:font-size="9pt" style:font-size-asian="9pt" fo:hyphenate="true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fo:widows="2" fo:orphans="2" style:vertical-align="auto"/>
      <style:text-properties style:font-name="Abadi" style:font-name-asian="Calibri" style:font-name-complex="Times New Roman" fo:font-size="9pt" style:font-size-asian="9pt" fo:hyphenate="true"/>
    </style:style>
    <style:style style:name="TableRow400" style:family="table-row">
      <style:table-row-properties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widows="2" fo:orphans="2" fo:text-align="center" style:vertical-align="auto"/>
      <style:text-properties style:font-name="Abadi" style:font-name-asian="Calibri" style:font-name-complex="Times New Roman" fo:font-size="9pt" style:font-size-asian="9pt" fo:hyphenate="true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widows="2" fo:orphans="2" style:vertical-align="auto"/>
      <style:text-properties style:font-name="Abadi" style:font-name-asian="Calibri" style:font-name-complex="Times New Roman" fo:font-size="9pt" style:font-size-asian="9pt" fo:hyphenate="true"/>
    </style:style>
    <style:style style:name="TableRow405" style:family="table-row">
      <style:table-row-properties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widows="2" fo:orphans="2" fo:text-align="center" style:vertical-align="auto"/>
      <style:text-properties style:font-name="Abadi" style:font-name-asian="Calibri" style:font-name-complex="Times New Roman" fo:font-size="9pt" style:font-size-asian="9pt" fo:hyphenate="true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fo:widows="2" fo:orphans="2" style:vertical-align="auto"/>
      <style:text-properties style:font-name="Abadi" style:font-name-asian="Calibri" style:font-name-complex="Times New Roman" fo:font-size="9pt" style:font-size-asian="9pt" fo:hyphenate="true"/>
    </style:style>
  </office:automatic-styles>
  <office:body>
    <office:text text:use-soft-page-breaks="true">
      <text:p text:style-name="P1">Robot Powers</text:p>
      <text:p text:style-name="P2">Fighting Profiles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/>
          </table:table-cell>
          <table:table-cell table:style-name="TableCell13">
            <text:p text:style-name="P14">Strike</text:p>
          </table:table-cell>
          <table:table-cell table:style-name="TableCell15">
            <text:p text:style-name="P16">Block</text:p>
          </table:table-cell>
          <table:table-cell table:style-name="TableCell17">
            <text:p text:style-name="P18">Shoot</text:p>
          </table:table-cell>
          <table:table-cell table:style-name="TableCell19">
            <text:p text:style-name="P20">Dodge</text:p>
          </table:table-cell>
          <table:table-cell table:style-name="TableCell21">
            <text:p text:style-name="P22">Zap</text:p>
          </table:table-cell>
        </table:table-row>
        <table:table-row table:style-name="TableRow23">
          <table:table-cell table:style-name="TableCell24">
            <text:p text:style-name="P25"><text:span text:style-name="T26">Nimble</text:span></text:p>
          </table:table-cell>
          <table:table-cell table:style-name="TableCell27">
            <text:p text:style-name="P28"><text:span text:style-name="T29">RS+3</text:span></text:p>
          </table:table-cell>
          <table:table-cell table:style-name="TableCell30">
            <text:p text:style-name="P31"><text:span text:style-name="T32">MS+2</text:span></text:p>
          </table:table-cell>
          <table:table-cell table:style-name="TableCell33">
            <text:p text:style-name="P34"><text:span text:style-name="T35">RS+1</text:span></text:p>
          </table:table-cell>
          <table:table-cell table:style-name="TableCell36">
            <text:p text:style-name="P37"><text:span text:style-name="T38">RW+4</text:span></text:p>
          </table:table-cell>
          <table:table-cell table:style-name="TableCell39">
            <text:p text:style-name="P40"><text:span text:style-name="T41">CR+0</text:span></text:p>
          </table:table-cell>
        </table:table-row>
        <table:table-row table:style-name="TableRow42">
          <table:table-cell table:style-name="TableCell43">
            <text:p text:style-name="P44"><text:span text:style-name="T45">Titan</text:span></text:p>
          </table:table-cell>
          <table:table-cell table:style-name="TableCell46">
            <text:p text:style-name="P47"><text:span text:style-name="T48">MP+4</text:span></text:p>
          </table:table-cell>
          <table:table-cell table:style-name="TableCell49">
            <text:p text:style-name="P50"><text:span text:style-name="T51">MT+3</text:span></text:p>
          </table:table-cell>
          <table:table-cell table:style-name="TableCell52">
            <text:p text:style-name="P53"><text:span text:style-name="T54">PR+2</text:span></text:p>
          </table:table-cell>
          <table:table-cell table:style-name="TableCell55">
            <text:p text:style-name="P56"><text:span text:style-name="T57">RT+0</text:span></text:p>
          </table:table-cell>
          <table:table-cell table:style-name="TableCell58">
            <text:p text:style-name="P59"><text:span text:style-name="T60">CP+1</text:span></text:p>
          </table:table-cell>
        </table:table-row>
      </table:table>
      <text:p text:style-name="Standard"/>
      <text:p text:style-name="P61">Special Mechanics</text:p>
      <text:list text:style-name="LFO8" text:continue-numbering="true">
        <text:list-item>
          <text:p text:style-name="P62"><text:span text:style-name="T63">Batteries</text:span><text:span text:style-name="T64"><text:s/>– Certain powers in this set have a pool of 40 uses.</text:span><text:span text:style-name="T65"><text:s/>Powers that consume battery charges do so<text:s/></text:span><text:span text:style-name="T66">in addition to<text:s/></text:span><text:span text:style-name="T67">their normal burn cost.</text:span><text:span text:style-name="T68"><text:s/>Batteries are recharged in between adventures, or at the GM’s discretion, the character can lie dormant for a day to recharge. You may apply this restriction to your other powers/powersets and reduce their Burn by 2.</text:span></text:p>
        </text:list-item>
        <text:list-item>
          <text:p text:style-name="P69"><text:span text:style-name="T70">Batteries Not Included</text:span><text:span text:style-name="T71"><text:s/>– At the GM’s discretion, you can forego the Batteries restriction on these powers by adding 2 to all of their Burn ratings.</text:span></text:p>
        </text:list-item>
      </text:list>
      <text:p text:style-name="P72"/>
      <text:p text:style-name="P73">Powers</text:p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  <table:table-column table:style-name="TableColumn78"/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P83">Name</text:p>
          </table:table-cell>
          <table:table-cell table:style-name="TableCell84">
            <text:p text:style-name="P85">Category</text:p>
          </table:table-cell>
          <table:table-cell table:style-name="TableCell86">
            <text:p text:style-name="P87">Cost</text:p>
          </table:table-cell>
          <table:table-cell table:style-name="TableCell88">
            <text:p text:style-name="P89">Burn</text:p>
          </table:table-cell>
          <table:table-cell table:style-name="TableCell90">
            <text:p text:style-name="P91">Effects</text:p>
          </table:table-cell>
          <table:table-cell table:style-name="TableCell92">
            <text:p text:style-name="P93">Enhancements</text:p>
          </table:table-cell>
        </table:table-row>
        <table:table-row table:style-name="TableRow94">
          <table:table-cell table:style-name="TableCell95">
            <text:p text:style-name="P96">Analyze Foe</text:p>
          </table:table-cell>
          <table:table-cell table:style-name="TableCell97">
            <text:p text:style-name="P98">Attack, Ranged, One Target</text:p>
          </table:table-cell>
          <table:table-cell table:style-name="TableCell99">
            <text:p text:style-name="P100">20</text:p>
          </table:table-cell>
          <table:table-cell table:style-name="TableCell101">
            <text:p text:style-name="P102">M/E</text:p>
          </table:table-cell>
          <table:table-cell table:style-name="TableCell103">
            <text:list text:style-name="LFO7" text:continue-numbering="true">
              <text:list-item>
                <text:p text:style-name="P104">Analyze a foe’s combat style to gain a bonus against him (Wit)</text:p>
              </text:list-item>
              <text:list-item>
                <text:p text:style-name="P105">Range (24)</text:p>
              </text:list-item>
              <text:list-item>
                <text:p text:style-name="P106">To keep bonuses on an enemy, you must maintain one energy</text:p>
              </text:list-item>
              <text:list-item>
                <text:p text:style-name="P107">Each bonus on the same opponent beyond the first burns an energy, but you only need to maintain one</text:p>
              </text:list-item>
            </text:list>
            <text:list text:style-name="WWNum2">
              <text:list-item>
                <text:p text:style-name="P108"><text:span text:style-name="T109">Consumes a battery charge each use</text:span></text:p>
              </text:list-item>
            </text:list>
          </table:table-cell>
          <table:table-cell table:style-name="TableCell110">
            <text:list text:style-name="LFO7" text:continue-numbering="true">
              <text:list-item>
                <text:p text:style-name="P111">Analyzer – You can roll twice and take the better bonus / x1 / +0B / 20P</text:p>
              </text:list-item>
              <text:list-item>
                <text:p text:style-name="P112">Analyzer II – You can roll three times and take the better bonus / x1 / +0B / 20P</text:p>
              </text:list-item>
              <text:list-item>
                <text:p text:style-name="P113">Commander – You can give your analysis to an ally and give them the bonuses / x1 / +0B / 10P</text:p>
              </text:list-item>
              <text:list-item>
                <text:p text:style-name="P114">Medical Scanner – You can burn all the analysis and heal 1d4 hits per bonus / x1 / +0B / 20P</text:p>
              </text:list-item>
            </text:list>
            <text:list text:style-name="WWNum1">
              <text:list-item>
                <text:p text:style-name="P115"><text:span text:style-name="T116">Quick Thinker – Analysis becomes a free action, but you can still only use this power once/round / x1 / +0B / 20P</text:span></text:p>
              </text:list-item>
            </text:list>
          </table:table-cell>
        </table:table-row>
        <table:table-row table:style-name="TableRow117">
          <table:table-cell table:style-name="TableCell118">
            <text:p text:style-name="P119">Armored Plates</text:p>
          </table:table-cell>
          <table:table-cell table:style-name="TableCell120">
            <text:p text:style-name="P121">Armor, Inherent</text:p>
          </table:table-cell>
          <table:table-cell table:style-name="TableCell122">
            <text:p text:style-name="P123">20</text:p>
          </table:table-cell>
          <table:table-cell table:style-name="TableCell124">
            <text:p text:style-name="P125">0</text:p>
          </table:table-cell>
          <table:table-cell table:style-name="TableCell126">
            <text:list text:style-name="WWNum2" text:continue-numbering="true">
              <text:list-item>
                <text:p text:style-name="P127">Armor (4/4/0)</text:p>
              </text:list-item>
            </text:list>
          </table:table-cell>
          <table:table-cell table:style-name="TableCell128">
            <text:list text:style-name="WWNum2" text:continue-numbering="true">
              <text:list-item>
                <text:p text:style-name="P129"><text:span text:style-name="T130">Armor</text:span><text:span text:style-name="T131"><text:s/>/ x</text:span><text:span text:style-name="T132">3</text:span><text:span text:style-name="T133"><text:s/>/ +0B / 10P</text:span></text:p>
              </text:list-item>
            </text:list>
          </table:table-cell>
        </table:table-row>
        <table:table-row table:style-name="TableRow134">
          <table:table-cell table:style-name="TableCell135">
            <text:p text:style-name="P136">Auto Doc</text:p>
          </table:table-cell>
          <table:table-cell table:style-name="TableCell137">
            <text:p text:style-name="P138">Heal, Half Action, One Target</text:p>
          </table:table-cell>
          <table:table-cell table:style-name="TableCell139">
            <text:p text:style-name="P140">20</text:p>
          </table:table-cell>
          <table:table-cell table:style-name="TableCell141">
            <text:p text:style-name="P142">6</text:p>
          </table:table-cell>
          <table:table-cell table:style-name="TableCell143">
            <text:list text:style-name="WWNum1" text:continue-numbering="true">
              <text:list-item>
                <text:p text:style-name="P144">Heal (2d6)</text:p>
              </text:list-item>
              <text:list-item>
                <text:p text:style-name="P145">Cannot heal self</text:p>
              </text:list-item>
              <text:list-item>
                <text:p text:style-name="P146">Consumes a battery charge each use</text:p>
              </text:list-item>
            </text:list>
          </table:table-cell>
          <table:table-cell table:style-name="TableCell147">
            <text:list text:style-name="LFO7" text:continue-numbering="true">
              <text:list-item>
                <text:p text:style-name="P148">Burn -1 / x3 / -- / 10P</text:p>
              </text:list-item>
              <text:list-item>
                <text:p text:style-name="P149">Heal Die Step / x2 / +1B / 10P</text:p>
              </text:list-item>
              <text:list-item>
                <text:p text:style-name="P150">Removes Stun and Daze / x1 / -- / 10P</text:p>
              </text:list-item>
            </text:list>
            <text:list text:style-name="WWNum1" text:continue-numbering="true">
              <text:list-item>
                <text:p text:style-name="P151"><text:span text:style-name="T152">Self – Affects Self / x1 / -- / 20P</text:span></text:p>
              </text:list-item>
            </text:list>
          </table:table-cell>
        </table:table-row>
        <table:table-row table:style-name="TableRow153">
          <table:table-cell table:style-name="TableCell154">
            <text:p text:style-name="P155">Extend Limbs</text:p>
          </table:table-cell>
          <table:table-cell table:style-name="TableCell156">
            <text:p text:style-name="P157">Movement</text:p>
          </table:table-cell>
          <table:table-cell table:style-name="TableCell158">
            <text:p text:style-name="P159">20</text:p>
          </table:table-cell>
          <table:table-cell table:style-name="TableCell160">
            <text:p text:style-name="P161">2</text:p>
          </table:table-cell>
          <table:table-cell table:style-name="TableCell162">
            <text:list text:style-name="WWNum1" text:continue-numbering="true">
              <text:list-item>
                <text:p text:style-name="P163">Stretching (6)</text:p>
              </text:list-item>
            </text:list>
          </table:table-cell>
          <table:table-cell table:style-name="TableCell164">
            <text:list text:style-name="WWNum1" text:continue-numbering="true">
              <text:list-item>
                <text:p text:style-name="P165">Move / x3 / +1B / 10P</text:p>
              </text:list-item>
            </text:list>
          </table:table-cell>
        </table:table-row>
        <table:table-row table:style-name="TableRow166">
          <table:table-cell table:style-name="TableCell167">
            <text:p text:style-name="P168">Gadget</text:p>
          </table:table-cell>
          <table:table-cell table:style-name="TableCell169">
            <text:p text:style-name="P170">Utility, Trait</text:p>
          </table:table-cell>
          <table:table-cell table:style-name="TableCell171">
            <text:p text:style-name="P172">20</text:p>
          </table:table-cell>
          <table:table-cell table:style-name="TableCell173">
            <text:p text:style-name="P174">?</text:p>
          </table:table-cell>
          <table:table-cell table:style-name="TableCell175">
            <text:list text:style-name="LFO7" text:continue-numbering="true">
              <text:list-item>
                <text:p text:style-name="P176">Can copy any single non-signature, 20 point power in another set</text:p>
              </text:list-item>
              <text:list-item>
                <text:p text:style-name="P177">You have access to the power for the session, or until you return to your base of operations, when you can switch this gadget for another</text:p>
              </text:list-item>
              <text:list-item>
                <text:p text:style-name="P178">Gadget has all the same stats as the original power, but gains the following traits</text:p>
              </text:list-item>
              <text:list-item>
                <text:p text:style-name="P179">Device</text:p>
              </text:list-item>
              <text:list-item>
                <text:p text:style-name="P180">Burn (-2)</text:p>
              </text:list-item>
            </text:list>
            <text:list text:style-name="WWNum2" text:continue-numbering="true">
              <text:list-item>
                <text:p text:style-name="P181"><text:span text:style-name="T182">Consumes a battery charge each use</text:span></text:p>
              </text:list-item>
            </text:list>
          </table:table-cell>
          <table:table-cell table:style-name="TableCell183">
            <text:list text:style-name="WWNum1" text:continue-numbering="true">
              <text:list-item>
                <text:p text:style-name="P184"><text:span text:style-name="T185">Gadget +1 / x3 / -- / 20P</text:span></text:p>
              </text:list-item>
            </text:list>
          </table:table-cell>
        </table:table-row>
        <table:table-row table:style-name="TableRow186">
          <table:table-cell table:style-name="TableCell187">
            <text:p text:style-name="P188">Laser Eyes</text:p>
          </table:table-cell>
          <table:table-cell table:style-name="TableCell189">
            <text:p text:style-name="P190">Attack, Ranged, One<text:s/><text:soft-page-break/>Target</text:p>
          </table:table-cell>
          <table:table-cell table:style-name="TableCell191">
            <text:p text:style-name="P192">20</text:p>
          </table:table-cell>
          <table:table-cell table:style-name="TableCell193">
            <text:p text:style-name="P194">4</text:p>
          </table:table-cell>
          <table:table-cell table:style-name="TableCell195">
            <text:list text:style-name="WWNum2" text:continue-numbering="true">
              <text:list-item>
                <text:p text:style-name="P196">Damage (2d8 + SKL) (Energy, Laser)</text:p>
              </text:list-item>
              <text:list-item>
                <text:p text:style-name="P197">Consumes a battery charge each use</text:p>
              </text:list-item>
            </text:list>
          </table:table-cell>
          <table:table-cell table:style-name="TableCell198">
            <text:list text:style-name="LFO7" text:continue-numbering="true">
              <text:list-item>
                <text:p text:style-name="P199">Accuracy +2 / x2 / +0B / 10P</text:p>
              </text:list-item>
              <text:list-item>
                <text:p text:style-name="P200">Burn -1 / x3 / -- / 10P</text:p>
              </text:list-item>
              <text:list-item>
                <text:p text:style-name="P201">Dmg Die / x3 / +1B / 10P<text:s/>***</text:p>
              </text:list-item>
              <text:list-item>
                <text:p text:style-name="P202">Dmg Die / x3 / -2A / 10P<text:s/>***</text:p>
              </text:list-item>
              <text:list-item>
                <text:p text:style-name="P203">Fast +1<text:s/>/ x3<text:s/>/ +0B / 10P</text:p>
              </text:list-item>
            </text:list>
            <text:list text:style-name="WWNum1" text:continue-numbering="true">
              <text:list-item>
                <text:p text:style-name="P204"><text:span text:style-name="T205">Range +1 / x3 / +0B /</text:span><text:span text:style-name="T206"><text:s/>10P</text:span></text:p>
              </text:list-item>
            </text:list>
          </table:table-cell>
        </table:table-row>
        <text:soft-page-break/>
        <table:table-row table:style-name="TableRow207">
          <table:table-cell table:style-name="TableCell208">
            <text:p text:style-name="P209">Machine Interface</text:p>
          </table:table-cell>
          <table:table-cell table:style-name="TableCell210">
            <text:p text:style-name="P211">Trait</text:p>
          </table:table-cell>
          <table:table-cell table:style-name="TableCell212">
            <text:p text:style-name="P213">20</text:p>
          </table:table-cell>
          <table:table-cell table:style-name="TableCell214">
            <text:p text:style-name="P215">0</text:p>
          </table:table-cell>
          <table:table-cell table:style-name="TableCell216">
            <text:list text:style-name="WWNum1" text:continue-numbering="true">
              <text:list-item>
                <text:p text:style-name="P217">Skill (4) (Computer, Electronics, Device Use, Vehicle Use)<text:s/></text:p>
              </text:list-item>
            </text:list>
          </table:table-cell>
          <table:table-cell table:style-name="TableCell218">
            <text:list text:style-name="WWNum1" text:continue-numbering="true">
              <text:list-item>
                <text:p text:style-name="P219">None</text:p>
              </text:list-item>
            </text:list>
          </table:table-cell>
        </table:table-row>
        <table:table-row table:style-name="TableRow220">
          <table:table-cell table:style-name="TableCell221">
            <text:p text:style-name="P222">Powered Locomotion</text:p>
          </table:table-cell>
          <table:table-cell table:style-name="TableCell223">
            <text:p text:style-name="P224">Movement</text:p>
          </table:table-cell>
          <table:table-cell table:style-name="TableCell225">
            <text:p text:style-name="P226">20</text:p>
          </table:table-cell>
          <table:table-cell table:style-name="TableCell227">
            <text:p text:style-name="P228">0</text:p>
          </table:table-cell>
          <table:table-cell table:style-name="TableCell229">
            <text:list text:style-name="WWNum1" text:continue-numbering="true">
              <text:list-item>
                <text:p text:style-name="P230">Fly (12)</text:p>
              </text:list-item>
              <text:list-item>
                <text:p text:style-name="P231">Run (12)</text:p>
              </text:list-item>
              <text:list-item>
                <text:p text:style-name="P232">Swim (12)</text:p>
              </text:list-item>
              <text:list-item>
                <text:p text:style-name="P233">Overland (4)</text:p>
              </text:list-item>
              <text:list-item>
                <text:p text:style-name="P234">Consumes a battery charge to use for an entire scene or battle</text:p>
              </text:list-item>
            </text:list>
          </table:table-cell>
          <table:table-cell table:style-name="TableCell235">
            <text:list text:style-name="LFO7" text:continue-numbering="true">
              <text:list-item>
                <text:p text:style-name="P236">Burn -1 / x3 / -- / 10P</text:p>
              </text:list-item>
              <text:list-item>
                <text:p text:style-name="P237">Move<text:s/>/ x3 / +1B / 10P</text:p>
              </text:list-item>
            </text:list>
            <text:list text:style-name="WWNum1" text:continue-numbering="true">
              <text:list-item>
                <text:p text:style-name="P238"><text:span text:style-name="T239">Overland +1 / x3 / +0B / 10P</text:span></text:p>
              </text:list-item>
            </text:list>
          </table:table-cell>
        </table:table-row>
        <table:table-row table:style-name="TableRow240">
          <table:table-cell table:style-name="TableCell241">
            <text:p text:style-name="P242">Robot Body</text:p>
          </table:table-cell>
          <table:table-cell table:style-name="TableCell243">
            <text:p text:style-name="P244">Trait</text:p>
          </table:table-cell>
          <table:table-cell table:style-name="TableCell245">
            <text:p text:style-name="P246">20</text:p>
          </table:table-cell>
          <table:table-cell table:style-name="TableCell247">
            <text:p text:style-name="P248">0</text:p>
          </table:table-cell>
          <table:table-cell table:style-name="TableCell249">
            <text:list text:style-name="WWNum1" text:continue-numbering="true">
              <text:list-item>
                <text:p text:style-name="P250">Immune (Bleed, Mental Attacks)</text:p>
              </text:list-item>
              <text:list-item>
                <text:p text:style-name="P251">Skill (2)</text:p>
              </text:list-item>
              <text:list-item>
                <text:p text:style-name="P252">Toughness (2)</text:p>
              </text:list-item>
              <text:list-item>
                <text:p text:style-name="P253">Vulnerable (Electrical, Magnetic, Rust, attacks that specifically affect objects)</text:p>
              </text:list-item>
            </text:list>
          </table:table-cell>
          <table:table-cell table:style-name="TableCell254">
            <text:list text:style-name="WWNum1" text:continue-numbering="true">
              <text:list-item>
                <text:p text:style-name="P255">None</text:p>
              </text:list-item>
            </text:list>
          </table:table-cell>
        </table:table-row>
        <table:table-row table:style-name="TableRow256">
          <table:table-cell table:style-name="TableCell257">
            <text:p text:style-name="P258">Sensor Drone</text:p>
          </table:table-cell>
          <table:table-cell table:style-name="TableCell259">
            <text:p text:style-name="P260">Utility, Full Action</text:p>
          </table:table-cell>
          <table:table-cell table:style-name="TableCell261">
            <text:p text:style-name="P262">20</text:p>
          </table:table-cell>
          <table:table-cell table:style-name="TableCell263">
            <text:p text:style-name="P264">M</text:p>
          </table:table-cell>
          <table:table-cell table:style-name="TableCell265">
            <text:list text:style-name="WWNum1" text:continue-numbering="true">
              <text:list-item>
                <text:p text:style-name="P266">Create a drone with Fly (12)</text:p>
              </text:list-item>
              <text:list-item>
                <text:p text:style-name="P267">Once created, the drone takes a free action to control up to 100 km away</text:p>
              </text:list-item>
              <text:list-item>
                <text:p text:style-name="P268">One drone at a time</text:p>
              </text:list-item>
              <text:list-item>
                <text:p text:style-name="P269">You can sense through the drone</text:p>
              </text:list-item>
              <text:list-item>
                <text:p text:style-name="P270">Consumes a battery charge to use for an entire scene or battle</text:p>
              </text:list-item>
            </text:list>
          </table:table-cell>
          <table:table-cell table:style-name="TableCell271">
            <text:list text:style-name="LFO7" text:continue-numbering="true">
              <text:list-item>
                <text:p text:style-name="P272">Drones +1 / x3 / -- / 10P</text:p>
              </text:list-item>
            </text:list>
            <text:list text:style-name="WWNum1" text:continue-numbering="true">
              <text:list-item>
                <text:p text:style-name="P273"><text:span text:style-name="T274">Range x2 / x5 / -- / 10P</text:span></text:p>
              </text:list-item>
            </text:list>
          </table:table-cell>
        </table:table-row>
        <table:table-row table:style-name="TableRow275">
          <table:table-cell table:style-name="TableCell276">
            <text:p text:style-name="P277">Sensor Suite</text:p>
          </table:table-cell>
          <table:table-cell table:style-name="TableCell278">
            <text:p text:style-name="P279">Trait</text:p>
          </table:table-cell>
          <table:table-cell table:style-name="TableCell280">
            <text:p text:style-name="P281">20</text:p>
          </table:table-cell>
          <table:table-cell table:style-name="TableCell282">
            <text:p text:style-name="P283">0</text:p>
          </table:table-cell>
          <table:table-cell table:style-name="TableCell284">
            <text:list text:style-name="LFO7" text:continue-numbering="true">
              <text:list-item>
                <text:p text:style-name="P285">Choose 2 senses from the list</text:p>
              </text:list-item>
              <text:list-item>
                <text:p text:style-name="P286">Infrared</text:p>
              </text:list-item>
              <text:list-item>
                <text:p text:style-name="P287">Ultraviolet</text:p>
              </text:list-item>
              <text:list-item>
                <text:p text:style-name="P288">Radio Hearing</text:p>
              </text:list-item>
              <text:list-item>
                <text:p text:style-name="P289">Radar</text:p>
              </text:list-item>
              <text:list-item>
                <text:p text:style-name="P290">Sonar</text:p>
              </text:list-item>
              <text:list-item>
                <text:p text:style-name="P291">X-Ray</text:p>
              </text:list-item>
              <text:list-item>
                <text:p text:style-name="P292">Microwave</text:p>
              </text:list-item>
              <text:list-item>
                <text:p text:style-name="P293">(Any other at GM’s discretion)</text:p>
              </text:list-item>
            </text:list>
            <text:list text:style-name="WWNum1" text:continue-numbering="true">
              <text:list-item>
                <text:p text:style-name="P294">Consumes a battery charge to use for an entire scene or battle</text:p>
              </text:list-item>
            </text:list>
          </table:table-cell>
          <table:table-cell table:style-name="TableCell295">
            <text:list text:style-name="LFO7" text:continue-numbering="true">
              <text:list-item>
                <text:p text:style-name="P296">Search Checks<text:s/>+1 / x4 / -- / 10P</text:p>
              </text:list-item>
            </text:list>
            <text:list text:style-name="WWNum1" text:continue-numbering="true">
              <text:list-item>
                <text:p text:style-name="P297"><text:span text:style-name="T298">Senses +1 / x</text:span><text:span text:style-name="T299">6</text:span><text:span text:style-name="T300"><text:s/>/ -- / 10P</text:span></text:p>
              </text:list-item>
            </text:list>
          </table:table-cell>
        </table:table-row>
        <table:table-row table:style-name="TableRow301">
          <table:table-cell table:style-name="TableCell302">
            <text:p text:style-name="P303">Taser</text:p>
          </table:table-cell>
          <table:table-cell table:style-name="TableCell304">
            <text:p text:style-name="P305">Attack, Ranged, One Target</text:p>
          </table:table-cell>
          <table:table-cell table:style-name="TableCell306">
            <text:p text:style-name="P307">20</text:p>
          </table:table-cell>
          <table:table-cell table:style-name="TableCell308">
            <text:p text:style-name="P309">4</text:p>
          </table:table-cell>
          <table:table-cell table:style-name="TableCell310">
            <text:list text:style-name="WWNum1" text:continue-numbering="true">
              <text:list-item>
                <text:p text:style-name="P311">Damage (2d6) (Electrical, Penetrating)</text:p>
              </text:list-item>
              <text:list-item>
                <text:p text:style-name="P312">Accuracy (-1)</text:p>
              </text:list-item>
              <text:list-item>
                <text:p text:style-name="P313">Range Band (4)</text:p>
              </text:list-item>
              <text:list-item>
                <text:p text:style-name="P314">Stun (Toughness, Willpower)</text:p>
              </text:list-item>
              <text:list-item>
                <text:p text:style-name="P315">Consumes a battery charge</text:p>
              </text:list-item>
            </text:list>
          </table:table-cell>
          <table:table-cell table:style-name="TableCell316">
            <text:list text:style-name="LFO7" text:continue-numbering="true">
              <text:list-item>
                <text:p text:style-name="P317">Accuracy +2 / x2 / +0B / 10P</text:p>
              </text:list-item>
              <text:list-item>
                <text:p text:style-name="P318">Burn -1 / x2<text:s/>/ -- / 10P</text:p>
              </text:list-item>
              <text:list-item>
                <text:p text:style-name="P319">Dmg<text:s/>Step<text:s/>/ x2<text:s/>/ +1B / 10P</text:p>
              </text:list-item>
              <text:list-item>
                <text:p text:style-name="P320">Dmg<text:s/>Step<text:s/>/ x2<text:s/>/ -2A / 10P</text:p>
              </text:list-item>
              <text:list-item>
                <text:p text:style-name="P321">Range Band +1 / x3 / +0B / 10P</text:p>
              </text:list-item>
            </text:list>
            <text:list text:style-name="WWNum1" text:continue-numbering="true">
              <text:list-item>
                <text:p text:style-name="P322"><text:span text:style-name="T323">Save DL +2 / x3 / +1B / 10P</text:span></text:p>
              </text:list-item>
            </text:list>
          </table:table-cell>
        </table:table-row>
        <table:table-row table:style-name="TableRow324">
          <table:table-cell table:style-name="TableCell325">
            <text:p text:style-name="P326">Utility Belt</text:p>
          </table:table-cell>
          <table:table-cell table:style-name="TableCell327">
            <text:p text:style-name="P328">Utility, Trait</text:p>
          </table:table-cell>
          <table:table-cell table:style-name="TableCell329">
            <text:p text:style-name="P330">20</text:p>
          </table:table-cell>
          <table:table-cell table:style-name="TableCell331">
            <text:p text:style-name="P332">0</text:p>
          </table:table-cell>
          <table:table-cell table:style-name="TableCell333">
            <text:list text:style-name="WWNum1" text:continue-numbering="true">
              <text:list-item>
                <text:p text:style-name="P334">Skill (1)</text:p>
              </text:list-item>
              <text:list-item>
                <text:p text:style-name="P335">Carry miniaturized versions of any tools you need for your proficiencies</text:p>
              </text:list-item>
              <text:list-item>
                <text:p text:style-name="P336">4/12 chance to have a bizarre device to assist you in any given situation</text:p>
              </text:list-item>
              <text:list-item>
                <text:p text:style-name="P337">Consumes a battery charge to use for an entire scene or battle, or for each “bizarre device”</text:p>
              </text:list-item>
            </text:list>
          </table:table-cell>
          <table:table-cell table:style-name="TableCell338">
            <text:list text:style-name="LFO7" text:continue-numbering="true">
              <text:list-item>
                <text:p text:style-name="P339">Proc +1 / x5 / +0B / 10P</text:p>
              </text:list-item>
            </text:list>
            <text:list text:style-name="WWNum1" text:continue-numbering="true">
              <text:list-item>
                <text:p text:style-name="P340"><text:span text:style-name="T341">Skill +1 / x1 / +0B / 10P</text:span></text:p>
              </text:list-item>
            </text:list>
          </table:table-cell>
        </table:table-row>
      </table:table>
      <text:p text:style-name="Standard"/>
      <table:table table:style-name="Table342">
        <table:table-columns>
          <table:table-column table:style-name="TableColumn343"/>
          <table:table-column table:style-name="TableColumn344"/>
        </table:table-columns>
        <table:table-row table:style-name="TableRow345">
          <table:table-cell table:style-name="TableCell346">
            <text:p text:style-name="P347">Roll</text:p>
          </table:table-cell>
          <table:table-cell table:style-name="TableCell348">
            <text:p text:style-name="P349">Analyze Bonus (all are vs. your target)</text:p>
          </table:table-cell>
        </table:table-row>
        <table:table-row table:style-name="TableRow350">
          <table:table-cell table:style-name="TableCell351">
            <text:p text:style-name="P352">1</text:p>
          </table:table-cell>
          <table:table-cell table:style-name="TableCell353">
            <text:p text:style-name="P354">Accuracy +2</text:p>
          </table:table-cell>
        </table:table-row>
        <table:table-row table:style-name="TableRow355">
          <table:table-cell table:style-name="TableCell356">
            <text:p text:style-name="P357">2</text:p>
          </table:table-cell>
          <table:table-cell table:style-name="TableCell358">
            <text:p text:style-name="P359">Defense +2</text:p>
          </table:table-cell>
        </table:table-row>
        <table:table-row table:style-name="TableRow360">
          <table:table-cell table:style-name="TableCell361">
            <text:p text:style-name="P362">3</text:p>
          </table:table-cell>
          <table:table-cell table:style-name="TableCell363">
            <text:p text:style-name="P364">Damage +2</text:p>
          </table:table-cell>
        </table:table-row>
        <table:table-row table:style-name="TableRow365">
          <table:table-cell table:style-name="TableCell366">
            <text:p text:style-name="P367">4</text:p>
          </table:table-cell>
          <table:table-cell table:style-name="TableCell368">
            <text:p text:style-name="P369">Choose either Save +2, or Save DL +2<text:s/></text:p>
          </table:table-cell>
        </table:table-row>
        <table:table-row table:style-name="TableRow370">
          <table:table-cell table:style-name="TableCell371">
            <text:p text:style-name="P372">5</text:p>
          </table:table-cell>
          <table:table-cell table:style-name="TableCell373">
            <text:p text:style-name="P374">Your attacks have Pierce(3)</text:p>
          </table:table-cell>
        </table:table-row>
        <table:table-row table:style-name="TableRow375">
          <table:table-cell table:style-name="TableCell376">
            <text:p text:style-name="P377">6</text:p>
          </table:table-cell>
          <table:table-cell table:style-name="TableCell378">
            <text:p text:style-name="P379">Your attacks have Bleeder(3)</text:p>
          </table:table-cell>
        </table:table-row>
        <table:table-row table:style-name="TableRow380">
          <table:table-cell table:style-name="TableCell381">
            <text:p text:style-name="P382">7</text:p>
          </table:table-cell>
          <table:table-cell table:style-name="TableCell383">
            <text:p text:style-name="P384">Your attacks<text:s/>gain Knock (1)</text:p>
          </table:table-cell>
        </table:table-row>
        <table:table-row table:style-name="TableRow385">
          <table:table-cell table:style-name="TableCell386">
            <text:p text:style-name="P387">8</text:p>
          </table:table-cell>
          <table:table-cell table:style-name="TableCell388">
            <text:p text:style-name="P389">Opponent is Impaired(1) if you are adjacent</text:p>
          </table:table-cell>
        </table:table-row>
        <table:table-row table:style-name="TableRow390">
          <table:table-cell table:style-name="TableCell391">
            <text:p text:style-name="P392">9</text:p>
          </table:table-cell>
          <table:table-cell table:style-name="TableCell393">
            <text:p text:style-name="P394">Opponent is Winded(2) if you are adjacent</text:p>
          </table:table-cell>
        </table:table-row>
        <table:table-row table:style-name="TableRow395">
          <table:table-cell table:style-name="TableCell396">
            <text:p text:style-name="P397">10</text:p>
          </table:table-cell>
          <table:table-cell table:style-name="TableCell398">
            <text:p text:style-name="P399">Opponent is Chilled(1) if you are adjacent</text:p>
          </table:table-cell>
        </table:table-row>
        <table:table-row table:style-name="TableRow400">
          <table:table-cell table:style-name="TableCell401">
            <text:p text:style-name="P402">11</text:p>
          </table:table-cell>
          <table:table-cell table:style-name="TableCell403">
            <text:p text:style-name="P404">At any time, as a free action, you can Daze your opponent for his next action. This ends this power on the opponent. All bonuses are reset and your energy comes out of maintenance.</text:p>
          </table:table-cell>
        </table:table-row>
        <table:table-row table:style-name="TableRow405">
          <table:table-cell table:style-name="TableCell406">
            <text:p text:style-name="P407">12</text:p>
          </table:table-cell>
          <table:table-cell table:style-name="TableCell408">
            <text:p text:style-name="P409">At any time, as a free action, you can Stun your opponent for his next action. This ends the power on this opponent. All bonuses are reset, and your energy comes out of maintenanc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badi" svg:font-family="Abadi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1" style:display-name="ListLabel 1" style:family="text">
      <style:text-properties fo:font-size="7pt" style:font-size-asian="7pt" style:font-size-complex="7pt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00" style:display-name="ListLabel 100" style:family="text"/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/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 fo:font-size="7pt" style:font-size-asian="7pt" style:font-size-complex="7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fo:font-size="7pt" style:font-size-asian="7pt" style:font-size-complex="7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12" style:display-name="WWNum12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hris Magoun</meta:initial-creator>
    <dc:creator>Chris Magoun</dc:creator>
    <meta:creation-date>2023-09-11T17:49:00Z</meta:creation-date>
    <dc:date>2023-09-11T18:27:00Z</dc:date>
    <meta:template xlink:href="Normal.dotm" xlink:type="simple"/>
    <meta:editing-cycles>5</meta:editing-cycles>
    <meta:editing-duration>PT2100S</meta:editing-duration>
    <meta:user-defined meta:name="AppVersion">16.0000</meta:user-defined>
    <meta:document-statistic meta:page-count="3" meta:paragraph-count="9" meta:word-count="741" meta:character-count="4961" meta:row-count="35" meta:non-whitespace-character-count="4229"/>
  </office:meta>
</office:document-meta>
</file>